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3.79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23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irbnb_vil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host_response_time</text:p>
          </table:table-cell>
          <table:table-cell office:value-type="string" calcext:value-type="string">
            <text:p>host_response_rate</text:p>
          </table:table-cell>
          <table:table-cell table:style-name="Default" office:value-type="string" calcext:value-type="string">
            <text:p>host_acceptance_rate</text:p>
          </table:table-cell>
          <table:table-cell office:value-type="string" calcext:value-type="string">
            <text:p>host_is_superhost</text:p>
          </table:table-cell>
          <table:table-cell office:value-type="string" calcext:value-type="string">
            <text:p>host_listings_count</text:p>
          </table:table-cell>
          <table:table-cell office:value-type="string" calcext:value-type="string">
            <text:p>host_total_listings_cou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ommodates</text:p>
          </table:table-cell>
          <table:table-cell office:value-type="string" calcext:value-type="string">
            <text:p>bathrooms_text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_of_reviews</text:p>
          </table:table-cell>
          <table:table-cell office:value-type="string" calcext:value-type="string">
            <text:p>review_scores_rating</text:p>
          </table:table-cell>
        </table:table-row>
        <table:table-row table:style-name="ro1">
          <table:table-cell office:value-type="float" office:value="792947" calcext:value-type="float">
            <text:p>792947</text:p>
          </table:table-cell>
          <table:table-cell office:value-type="float" office:value="4178213" calcext:value-type="float">
            <text:p>4178213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9283" calcext:value-type="float">
            <text:p>44,79283</text:p>
          </table:table-cell>
          <table:table-cell office:value-type="float" office:value="-0.70515" calcext:value-type="float">
            <text:p>-0,7051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881775" calcext:value-type="float">
            <text:p>881775</text:p>
          </table:table-cell>
          <table:table-cell office:value-type="float" office:value="4561878" calcext:value-type="float">
            <text:p>4561878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.75465" calcext:value-type="float">
            <text:p>44,75465</text:p>
          </table:table-cell>
          <table:table-cell office:value-type="float" office:value="-0.62296" calcext:value-type="float">
            <text:p>-0,622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376433" calcext:value-type="float">
            <text:p>1376433</text:p>
          </table:table-cell>
          <table:table-cell office:value-type="float" office:value="7457361" calcext:value-type="float">
            <text:p>7457361</text:p>
          </table:table-cell>
          <table:table-cell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7967" calcext:value-type="float">
            <text:p>44,77967</text:p>
          </table:table-cell>
          <table:table-cell office:value-type="float" office:value="-0.69844" calcext:value-type="float">
            <text:p>-0,698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961740" calcext:value-type="float">
            <text:p>4961740</text:p>
          </table:table-cell>
          <table:table-cell office:value-type="float" office:value="25578124" calcext:value-type="float">
            <text:p>25578124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3175" calcext:value-type="float">
            <text:p>44,83175</text:p>
          </table:table-cell>
          <table:table-cell office:value-type="float" office:value="-0.62093" calcext:value-type="float">
            <text:p>-0,620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5024219" calcext:value-type="float">
            <text:p>5024219</text:p>
          </table:table-cell>
          <table:table-cell office:value-type="float" office:value="25741938" calcext:value-type="float">
            <text:p>25741938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76861" calcext:value-type="float">
            <text:p>44,76861</text:p>
          </table:table-cell>
          <table:table-cell office:value-type="float" office:value="-0.63279" calcext:value-type="float">
            <text:p>-0,6327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21" calcext:value-type="float">
            <text:p>921</text:p>
          </table:table-cell>
          <table:table-cell office:value-type="float" office:value="9" calcext:value-type="float">
            <text:p>9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5292380" calcext:value-type="float">
            <text:p>5292380</text:p>
          </table:table-cell>
          <table:table-cell office:value-type="float" office:value="19250401" calcext:value-type="float">
            <text:p>1925040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.92735" calcext:value-type="float">
            <text:p>44,92735</text:p>
          </table:table-cell>
          <table:table-cell office:value-type="float" office:value="-0.67281" calcext:value-type="float">
            <text:p>-0,672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8943" calcext:value-type="float">
            <text:p>5498943</text:p>
          </table:table-cell>
          <table:table-cell office:value-type="float" office:value="19173893" calcext:value-type="float">
            <text:p>19173893</text:p>
          </table:table-cell>
          <table:table-cell office:value-type="string" calcext:value-type="string">
            <text:p>a few days or mor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8382" calcext:value-type="float">
            <text:p>44,78382</text:p>
          </table:table-cell>
          <table:table-cell office:value-type="float" office:value="-0.69422" calcext:value-type="float">
            <text:p>-0,694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4067" calcext:value-type="float">
            <text:p>7234067</text:p>
          </table:table-cell>
          <table:table-cell office:value-type="float" office:value="37314741" calcext:value-type="float">
            <text:p>3731474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86049" calcext:value-type="float">
            <text:p>44,86049</text:p>
          </table:table-cell>
          <table:table-cell office:value-type="float" office:value="-0.62744" calcext:value-type="float">
            <text:p>-0,62744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8112742" calcext:value-type="float">
            <text:p>8112742</text:p>
          </table:table-cell>
          <table:table-cell office:value-type="float" office:value="42838540" calcext:value-type="float">
            <text:p>42838540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3296" calcext:value-type="float">
            <text:p>44,83296</text:p>
          </table:table-cell>
          <table:table-cell office:value-type="float" office:value="-0.60608" calcext:value-type="float">
            <text:p>-0,606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10678605" calcext:value-type="float">
            <text:p>10678605</text:p>
          </table:table-cell>
          <table:table-cell office:value-type="float" office:value="53328416" calcext:value-type="float">
            <text:p>53328416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1268" calcext:value-type="float">
            <text:p>44,91268</text:p>
          </table:table-cell>
          <table:table-cell office:value-type="float" office:value="-0.75144" calcext:value-type="float">
            <text:p>-0,751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9959" calcext:value-type="float">
            <text:p>10779959</text:p>
          </table:table-cell>
          <table:table-cell office:value-type="float" office:value="55767928" calcext:value-type="float">
            <text:p>55767928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015" calcext:value-type="float">
            <text:p>44,9015</text:p>
          </table:table-cell>
          <table:table-cell office:value-type="float" office:value="-0.67565" calcext:value-type="float">
            <text:p>-0,675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6775" calcext:value-type="float">
            <text:p>11606775</text:p>
          </table:table-cell>
          <table:table-cell office:value-type="float" office:value="57742658" calcext:value-type="float">
            <text:p>57742658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7536" calcext:value-type="float">
            <text:p>44,77536</text:p>
          </table:table-cell>
          <table:table-cell office:value-type="float" office:value="-0.6018" calcext:value-type="float">
            <text:p>-0,60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13017567" calcext:value-type="float">
            <text:p>13017567</text:p>
          </table:table-cell>
          <table:table-cell office:value-type="float" office:value="27202250" calcext:value-type="float">
            <text:p>27202250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7807" calcext:value-type="float">
            <text:p>44,87807</text:p>
          </table:table-cell>
          <table:table-cell office:value-type="float" office:value="-0.6122" calcext:value-type="float">
            <text:p>-0,61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45551" calcext:value-type="float">
            <text:p>13145551</text:p>
          </table:table-cell>
          <table:table-cell office:value-type="float" office:value="18667249" calcext:value-type="float">
            <text:p>18667249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91506" calcext:value-type="float">
            <text:p>44,91506</text:p>
          </table:table-cell>
          <table:table-cell office:value-type="float" office:value="-0.50218" calcext:value-type="float">
            <text:p>-0,5021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13583463" calcext:value-type="float">
            <text:p>13583463</text:p>
          </table:table-cell>
          <table:table-cell office:value-type="float" office:value="49192284" calcext:value-type="float">
            <text:p>49192284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8147" calcext:value-type="float">
            <text:p>44,88147</text:p>
          </table:table-cell>
          <table:table-cell office:value-type="float" office:value="-0.58888" calcext:value-type="float">
            <text:p>-0,5888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94384" calcext:value-type="float">
            <text:p>13994384</text:p>
          </table:table-cell>
          <table:table-cell office:value-type="float" office:value="83569040" calcext:value-type="float">
            <text:p>83569040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9974" calcext:value-type="float">
            <text:p>44,79974</text:p>
          </table:table-cell>
          <table:table-cell office:value-type="float" office:value="-0.71973" calcext:value-type="float">
            <text:p>-0,71973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15281272" calcext:value-type="float">
            <text:p>15281272</text:p>
          </table:table-cell>
          <table:table-cell office:value-type="float" office:value="32265250" calcext:value-type="float">
            <text:p>32265250</text:p>
          </table:table-cell>
          <table:table-cell table:number-columns-repeated="2"/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0329" calcext:value-type="float">
            <text:p>44,80329</text:p>
          </table:table-cell>
          <table:table-cell office:value-type="float" office:value="-0.67589" calcext:value-type="float">
            <text:p>-0,675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17392183" calcext:value-type="float">
            <text:p>17392183</text:p>
          </table:table-cell>
          <table:table-cell office:value-type="float" office:value="117577856" calcext:value-type="float">
            <text:p>117577856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4666" calcext:value-type="float">
            <text:p>44,84666</text:p>
          </table:table-cell>
          <table:table-cell office:value-type="float" office:value="-0.51871" calcext:value-type="float">
            <text:p>-0,518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17681621" calcext:value-type="float">
            <text:p>17681621</text:p>
          </table:table-cell>
          <table:table-cell office:value-type="float" office:value="13104169" calcext:value-type="float">
            <text:p>13104169</text:p>
          </table:table-cell>
          <table:table-cell table:number-columns-repeated="2"/>
          <table:table-cell office:value-type="string" calcext:value-type="string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0793" calcext:value-type="float">
            <text:p>44,80793</text:p>
          </table:table-cell>
          <table:table-cell office:value-type="float" office:value="-0.69325" calcext:value-type="float">
            <text:p>-0,693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18147655" calcext:value-type="float">
            <text:p>18147655</text:p>
          </table:table-cell>
          <table:table-cell office:value-type="float" office:value="114166528" calcext:value-type="float">
            <text:p>11416652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5591" calcext:value-type="float">
            <text:p>44,95591</text:p>
          </table:table-cell>
          <table:table-cell office:value-type="float" office:value="-0.60038" calcext:value-type="float">
            <text:p>-0,60038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63995" calcext:value-type="float">
            <text:p>18763995</text:p>
          </table:table-cell>
          <table:table-cell office:value-type="float" office:value="78586330" calcext:value-type="float">
            <text:p>78586330</text:p>
          </table:table-cell>
          <table:table-cell table:number-columns-repeated="2"/>
          <table:table-cell office:value-type="string" calcext:value-type="string">
            <text:p>75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77567" calcext:value-type="float">
            <text:p>44,77567</text:p>
          </table:table-cell>
          <table:table-cell office:value-type="float" office:value="-0.58092" calcext:value-type="float">
            <text:p>-0,580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18779249" calcext:value-type="float">
            <text:p>18779249</text:p>
          </table:table-cell>
          <table:table-cell office:value-type="float" office:value="32335000" calcext:value-type="float">
            <text:p>32335000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8478" calcext:value-type="float">
            <text:p>44,78478</text:p>
          </table:table-cell>
          <table:table-cell office:value-type="float" office:value="-0.61183" calcext:value-type="float">
            <text:p>-0,611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19159619" calcext:value-type="float">
            <text:p>19159619</text:p>
          </table:table-cell>
          <table:table-cell office:value-type="float" office:value="23710669" calcext:value-type="float">
            <text:p>23710669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7721" calcext:value-type="float">
            <text:p>44,7721</text:p>
          </table:table-cell>
          <table:table-cell office:value-type="float" office:value="-0.63762" calcext:value-type="float">
            <text:p>-0,637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19429889" calcext:value-type="float">
            <text:p>19429889</text:p>
          </table:table-cell>
          <table:table-cell office:value-type="float" office:value="18796190" calcext:value-type="float">
            <text:p>18796190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.8429" calcext:value-type="float">
            <text:p>44,8429</text:p>
          </table:table-cell>
          <table:table-cell office:value-type="float" office:value="-0.59762" calcext:value-type="float">
            <text:p>-0,59762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36781" calcext:value-type="float">
            <text:p>19436781</text:p>
          </table:table-cell>
          <table:table-cell office:value-type="float" office:value="34927333" calcext:value-type="float">
            <text:p>34927333</text:p>
          </table:table-cell>
          <table:table-cell table:number-columns-repeated="2"/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7537" calcext:value-type="float">
            <text:p>44,87537</text:p>
          </table:table-cell>
          <table:table-cell office:value-type="float" office:value="-0.70141" calcext:value-type="float">
            <text:p>-0,701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19706597" calcext:value-type="float">
            <text:p>19706597</text:p>
          </table:table-cell>
          <table:table-cell office:value-type="float" office:value="121485311" calcext:value-type="float">
            <text:p>12148531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616" calcext:value-type="float">
            <text:p>44,7616</text:p>
          </table:table-cell>
          <table:table-cell office:value-type="float" office:value="-0.73515" calcext:value-type="float">
            <text:p>-0,735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19760627" calcext:value-type="float">
            <text:p>19760627</text:p>
          </table:table-cell>
          <table:table-cell office:value-type="float" office:value="139440374" calcext:value-type="float">
            <text:p>139440374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5924" calcext:value-type="float">
            <text:p>44,85924</text:p>
          </table:table-cell>
          <table:table-cell office:value-type="float" office:value="-0.7229" calcext:value-type="float">
            <text:p>-0,72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15117" calcext:value-type="float">
            <text:p>19815117</text:p>
          </table:table-cell>
          <table:table-cell office:value-type="float" office:value="80318694" calcext:value-type="float">
            <text:p>80318694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0816" calcext:value-type="float">
            <text:p>44,80816</text:p>
          </table:table-cell>
          <table:table-cell office:value-type="float" office:value="-0.56008" calcext:value-type="float">
            <text:p>-0,560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20171680" calcext:value-type="float">
            <text:p>20171680</text:p>
          </table:table-cell>
          <table:table-cell office:value-type="float" office:value="130235706" calcext:value-type="float">
            <text:p>130235706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263" calcext:value-type="float">
            <text:p>44,89263</text:p>
          </table:table-cell>
          <table:table-cell office:value-type="float" office:value="-0.50323" calcext:value-type="float">
            <text:p>-0,503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920940" calcext:value-type="float">
            <text:p>20920940</text:p>
          </table:table-cell>
          <table:table-cell office:value-type="float" office:value="29646322" calcext:value-type="float">
            <text:p>29646322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6732" calcext:value-type="float">
            <text:p>44,76732</text:p>
          </table:table-cell>
          <table:table-cell office:value-type="float" office:value="-0.56044" calcext:value-type="float">
            <text:p>-0,560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38364" calcext:value-type="float">
            <text:p>21238364</text:p>
          </table:table-cell>
          <table:table-cell office:value-type="float" office:value="11754618" calcext:value-type="float">
            <text:p>11754618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4045" calcext:value-type="float">
            <text:p>44,84045</text:p>
          </table:table-cell>
          <table:table-cell office:value-type="float" office:value="-0.55124" calcext:value-type="float">
            <text:p>-0,5512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23316369" calcext:value-type="float">
            <text:p>23316369</text:p>
          </table:table-cell>
          <table:table-cell office:value-type="float" office:value="11746901" calcext:value-type="float">
            <text:p>1174690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6193" calcext:value-type="float">
            <text:p>44,86193</text:p>
          </table:table-cell>
          <table:table-cell office:value-type="float" office:value="-0.72406" calcext:value-type="float">
            <text:p>-0,724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73886" calcext:value-type="float">
            <text:p>24573886</text:p>
          </table:table-cell>
          <table:table-cell office:value-type="float" office:value="185678902" calcext:value-type="float">
            <text:p>185678902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7496" calcext:value-type="float">
            <text:p>44,87496</text:p>
          </table:table-cell>
          <table:table-cell office:value-type="float" office:value="-0.67954" calcext:value-type="float">
            <text:p>-0,679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03650" calcext:value-type="float">
            <text:p>24903650</text:p>
          </table:table-cell>
          <table:table-cell office:value-type="float" office:value="188284476" calcext:value-type="float">
            <text:p>188284476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4485" calcext:value-type="float">
            <text:p>44,84485</text:p>
          </table:table-cell>
          <table:table-cell office:value-type="float" office:value="-0.53539" calcext:value-type="float">
            <text:p>-0,535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float" office:value="4.73" calcext:value-type="float">
            <text:p>4,73</text:p>
          </table:table-cell>
        </table:table-row>
        <table:table-row table:style-name="ro1">
          <table:table-cell office:value-type="float" office:value="25609785" calcext:value-type="float">
            <text:p>25609785</text:p>
          </table:table-cell>
          <table:table-cell office:value-type="float" office:value="37314741" calcext:value-type="float">
            <text:p>3731474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86052" calcext:value-type="float">
            <text:p>44,86052</text:p>
          </table:table-cell>
          <table:table-cell office:value-type="float" office:value="-0.623" calcext:value-type="float">
            <text:p>-0,623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18506" calcext:value-type="float">
            <text:p>25618506</text:p>
          </table:table-cell>
          <table:table-cell office:value-type="float" office:value="129364196" calcext:value-type="float">
            <text:p>129364196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866" calcext:value-type="float">
            <text:p>44,85866</text:p>
          </table:table-cell>
          <table:table-cell office:value-type="float" office:value="-0.48934" calcext:value-type="float">
            <text:p>-0,489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5890351" calcext:value-type="float">
            <text:p>25890351</text:p>
          </table:table-cell>
          <table:table-cell office:value-type="float" office:value="193201006" calcext:value-type="float">
            <text:p>193201006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0276" calcext:value-type="float">
            <text:p>44,90276</text:p>
          </table:table-cell>
          <table:table-cell office:value-type="float" office:value="-0.72651" calcext:value-type="float">
            <text:p>-0,726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float" office:value="26006018" calcext:value-type="float">
            <text:p>26006018</text:p>
          </table:table-cell>
          <table:table-cell office:value-type="float" office:value="139257058" calcext:value-type="float">
            <text:p>139257058</text:p>
          </table:table-cell>
          <table:table-cell table:number-columns-repeated="2"/>
          <table:table-cell office:value-type="string" calcext:value-type="string">
            <text:p>9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2595" calcext:value-type="float">
            <text:p>44,82595</text:p>
          </table:table-cell>
          <table:table-cell office:value-type="float" office:value="-0.49017" calcext:value-type="float">
            <text:p>-0,490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26017069" calcext:value-type="float">
            <text:p>26017069</text:p>
          </table:table-cell>
          <table:table-cell office:value-type="float" office:value="10066787" calcext:value-type="float">
            <text:p>10066787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.83215" calcext:value-type="float">
            <text:p>44,83215</text:p>
          </table:table-cell>
          <table:table-cell office:value-type="float" office:value="-0.58906" calcext:value-type="float">
            <text:p>-0,589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26054344" calcext:value-type="float">
            <text:p>26054344</text:p>
          </table:table-cell>
          <table:table-cell office:value-type="float" office:value="14794065" calcext:value-type="float">
            <text:p>14794065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1308" calcext:value-type="float">
            <text:p>44,91308</text:p>
          </table:table-cell>
          <table:table-cell office:value-type="float" office:value="-0.7485" calcext:value-type="float">
            <text:p>-0,74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90470" calcext:value-type="float">
            <text:p>26290470</text:p>
          </table:table-cell>
          <table:table-cell office:value-type="float" office:value="51130751" calcext:value-type="float">
            <text:p>5113075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5224" calcext:value-type="float">
            <text:p>44,75224</text:p>
          </table:table-cell>
          <table:table-cell office:value-type="float" office:value="-0.6163" calcext:value-type="float">
            <text:p>-0,61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96485" calcext:value-type="float">
            <text:p>27096485</text:p>
          </table:table-cell>
          <table:table-cell office:value-type="float" office:value="85468317" calcext:value-type="float">
            <text:p>85468317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115" calcext:value-type="float">
            <text:p>44,9115</text:p>
          </table:table-cell>
          <table:table-cell office:value-type="float" office:value="-0.74749" calcext:value-type="float">
            <text:p>-0,747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7146348" calcext:value-type="float">
            <text:p>27146348</text:p>
          </table:table-cell>
          <table:table-cell office:value-type="float" office:value="15402128" calcext:value-type="float">
            <text:p>15402128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77478" calcext:value-type="float">
            <text:p>44,77478</text:p>
          </table:table-cell>
          <table:table-cell office:value-type="float" office:value="-0.71262" calcext:value-type="float">
            <text:p>-0,712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27619539" calcext:value-type="float">
            <text:p>27619539</text:p>
          </table:table-cell>
          <table:table-cell office:value-type="float" office:value="28667376" calcext:value-type="float">
            <text:p>28667376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1345" calcext:value-type="float">
            <text:p>44,81345</text:p>
          </table:table-cell>
          <table:table-cell office:value-type="float" office:value="-0.66147" calcext:value-type="float">
            <text:p>-0,661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67599" calcext:value-type="float">
            <text:p>31667599</text:p>
          </table:table-cell>
          <table:table-cell office:value-type="float" office:value="133726939" calcext:value-type="float">
            <text:p>133726939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7275" calcext:value-type="float">
            <text:p>44,77275</text:p>
          </table:table-cell>
          <table:table-cell office:value-type="float" office:value="-0.71668" calcext:value-type="float">
            <text:p>-0,7166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float" office:value="31986109" calcext:value-type="float">
            <text:p>31986109</text:p>
          </table:table-cell>
          <table:table-cell office:value-type="float" office:value="37314741" calcext:value-type="float">
            <text:p>3731474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86043" calcext:value-type="float">
            <text:p>44,86043</text:p>
          </table:table-cell>
          <table:table-cell office:value-type="float" office:value="-0.62699" calcext:value-type="float">
            <text:p>-0,62699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32151011" calcext:value-type="float">
            <text:p>32151011</text:p>
          </table:table-cell>
          <table:table-cell office:value-type="float" office:value="97799362" calcext:value-type="float">
            <text:p>97799362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7578" calcext:value-type="float">
            <text:p>44,77578</text:p>
          </table:table-cell>
          <table:table-cell office:value-type="float" office:value="-0.62518" calcext:value-type="float">
            <text:p>-0,625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32370195" calcext:value-type="float">
            <text:p>32370195</text:p>
          </table:table-cell>
          <table:table-cell office:value-type="float" office:value="35477280" calcext:value-type="float">
            <text:p>35477280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007" calcext:value-type="float">
            <text:p>44,8007</text:p>
          </table:table-cell>
          <table:table-cell office:value-type="float" office:value="-0.64421" calcext:value-type="float">
            <text:p>-0,644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32400498" calcext:value-type="float">
            <text:p>32400498</text:p>
          </table:table-cell>
          <table:table-cell office:value-type="float" office:value="47630405" calcext:value-type="float">
            <text:p>47630405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.85017" calcext:value-type="float">
            <text:p>44,85017</text:p>
          </table:table-cell>
          <table:table-cell office:value-type="float" office:value="-0.61682" calcext:value-type="float">
            <text:p>-0,616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2984107" calcext:value-type="float">
            <text:p>32984107</text:p>
          </table:table-cell>
          <table:table-cell office:value-type="float" office:value="44185856" calcext:value-type="float">
            <text:p>44185856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8529" calcext:value-type="float">
            <text:p>44,88529</text:p>
          </table:table-cell>
          <table:table-cell office:value-type="float" office:value="-0.70225" calcext:value-type="float">
            <text:p>-0,702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81654" calcext:value-type="float">
            <text:p>33381654</text:p>
          </table:table-cell>
          <table:table-cell office:value-type="float" office:value="47488550" calcext:value-type="float">
            <text:p>47488550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2358" calcext:value-type="float">
            <text:p>44,82358</text:p>
          </table:table-cell>
          <table:table-cell office:value-type="float" office:value="-0.6561" calcext:value-type="float">
            <text:p>-0,65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58171" calcext:value-type="float">
            <text:p>33958171</text:p>
          </table:table-cell>
          <table:table-cell office:value-type="float" office:value="195615503" calcext:value-type="float">
            <text:p>19561550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4.80518" calcext:value-type="float">
            <text:p>44,80518</text:p>
          </table:table-cell>
          <table:table-cell office:value-type="float" office:value="-0.65079" calcext:value-type="float">
            <text:p>-0,65079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83954" calcext:value-type="float">
            <text:p>34083954</text:p>
          </table:table-cell>
          <table:table-cell office:value-type="float" office:value="257373722" calcext:value-type="float">
            <text:p>257373722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7678" calcext:value-type="float">
            <text:p>44,87678</text:p>
          </table:table-cell>
          <table:table-cell office:value-type="float" office:value="-0.61897" calcext:value-type="float">
            <text:p>-0,618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89468" calcext:value-type="float">
            <text:p>34189468</text:p>
          </table:table-cell>
          <table:table-cell office:value-type="float" office:value="49395581" calcext:value-type="float">
            <text:p>4939558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.89548" calcext:value-type="float">
            <text:p>44,89548</text:p>
          </table:table-cell>
          <table:table-cell office:value-type="float" office:value="-0.59106" calcext:value-type="float">
            <text:p>-0,591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32013" calcext:value-type="float">
            <text:p>34532013</text:p>
          </table:table-cell>
          <table:table-cell office:value-type="float" office:value="62233330" calcext:value-type="float">
            <text:p>62233330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603" calcext:value-type="float">
            <text:p>44,85603</text:p>
          </table:table-cell>
          <table:table-cell office:value-type="float" office:value="-0.6279" calcext:value-type="float">
            <text:p>-0,62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47378" calcext:value-type="float">
            <text:p>34747378</text:p>
          </table:table-cell>
          <table:table-cell office:value-type="float" office:value="81827448" calcext:value-type="float">
            <text:p>81827448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653" calcext:value-type="float">
            <text:p>44,85653</text:p>
          </table:table-cell>
          <table:table-cell office:value-type="float" office:value="-0.57765" calcext:value-type="float">
            <text:p>-0,577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93903" calcext:value-type="float">
            <text:p>34793903</text:p>
          </table:table-cell>
          <table:table-cell office:value-type="float" office:value="102036351" calcext:value-type="float">
            <text:p>102036351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84968" calcext:value-type="float">
            <text:p>44,84968</text:p>
          </table:table-cell>
          <table:table-cell office:value-type="float" office:value="-0.61583" calcext:value-type="float">
            <text:p>-0,615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34864048" calcext:value-type="float">
            <text:p>34864048</text:p>
          </table:table-cell>
          <table:table-cell office:value-type="float" office:value="262804291" calcext:value-type="float">
            <text:p>26280429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933" calcext:value-type="float">
            <text:p>44,85933</text:p>
          </table:table-cell>
          <table:table-cell office:value-type="float" office:value="-0.50706" calcext:value-type="float">
            <text:p>-0,50706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35137761" calcext:value-type="float">
            <text:p>35137761</text:p>
          </table:table-cell>
          <table:table-cell office:value-type="float" office:value="264656070" calcext:value-type="float">
            <text:p>26465607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207" calcext:value-type="float">
            <text:p>44,9207</text:p>
          </table:table-cell>
          <table:table-cell office:value-type="float" office:value="-0.72798" calcext:value-type="float">
            <text:p>-0,727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34445" calcext:value-type="float">
            <text:p>35434445</text:p>
          </table:table-cell>
          <table:table-cell office:value-type="float" office:value="207927300" calcext:value-type="float">
            <text:p>207927300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1836" calcext:value-type="float">
            <text:p>44,91836</text:p>
          </table:table-cell>
          <table:table-cell office:value-type="float" office:value="-0.74377" calcext:value-type="float">
            <text:p>-0,7437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25651" calcext:value-type="float">
            <text:p>35925651</text:p>
          </table:table-cell>
          <table:table-cell office:value-type="float" office:value="3151851" calcext:value-type="float">
            <text:p>3151851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3939" calcext:value-type="float">
            <text:p>44,93939</text:p>
          </table:table-cell>
          <table:table-cell office:value-type="float" office:value="-0.4868" calcext:value-type="float">
            <text:p>-0,48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29562" calcext:value-type="float">
            <text:p>36829562</text:p>
          </table:table-cell>
          <table:table-cell office:value-type="float" office:value="207709070" calcext:value-type="float">
            <text:p>207709070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254" calcext:value-type="float">
            <text:p>44,9254</text:p>
          </table:table-cell>
          <table:table-cell office:value-type="float" office:value="-0.63343" calcext:value-type="float">
            <text:p>-0,63343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37006235" calcext:value-type="float">
            <text:p>37006235</text:p>
          </table:table-cell>
          <table:table-cell office:value-type="float" office:value="106424070" calcext:value-type="float">
            <text:p>106424070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90275" calcext:value-type="float">
            <text:p>44,90275</text:p>
          </table:table-cell>
          <table:table-cell office:value-type="float" office:value="-0.73268" calcext:value-type="float">
            <text:p>-0,732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81038" calcext:value-type="float">
            <text:p>39581038</text:p>
          </table:table-cell>
          <table:table-cell office:value-type="float" office:value="39696322" calcext:value-type="float">
            <text:p>39696322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4569" calcext:value-type="float">
            <text:p>44,84569</text:p>
          </table:table-cell>
          <table:table-cell office:value-type="float" office:value="-0.7979" calcext:value-type="float">
            <text:p>-0,7979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40475808" calcext:value-type="float">
            <text:p>40475808</text:p>
          </table:table-cell>
          <table:table-cell office:value-type="float" office:value="313164142" calcext:value-type="float">
            <text:p>313164142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2438" calcext:value-type="float">
            <text:p>44,92438</text:p>
          </table:table-cell>
          <table:table-cell office:value-type="float" office:value="-0.74559" calcext:value-type="float">
            <text:p>-0,745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19768" calcext:value-type="float">
            <text:p>41319768</text:p>
          </table:table-cell>
          <table:table-cell office:value-type="float" office:value="29174473" calcext:value-type="float">
            <text:p>29174473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6118" calcext:value-type="float">
            <text:p>44,86118</text:p>
          </table:table-cell>
          <table:table-cell office:value-type="float" office:value="-0.60415" calcext:value-type="float">
            <text:p>-0,604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42290206" calcext:value-type="float">
            <text:p>42290206</text:p>
          </table:table-cell>
          <table:table-cell office:value-type="float" office:value="68895899" calcext:value-type="float">
            <text:p>68895899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6596" calcext:value-type="float">
            <text:p>44,86596</text:p>
          </table:table-cell>
          <table:table-cell office:value-type="float" office:value="-0.63846" calcext:value-type="float">
            <text:p>-0,638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2378339" calcext:value-type="float">
            <text:p>42378339</text:p>
          </table:table-cell>
          <table:table-cell office:value-type="float" office:value="132668405" calcext:value-type="float">
            <text:p>132668405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0455" calcext:value-type="float">
            <text:p>44,90455</text:p>
          </table:table-cell>
          <table:table-cell office:value-type="float" office:value="-0.6746" calcext:value-type="float">
            <text:p>-0,67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2677706" calcext:value-type="float">
            <text:p>42677706</text:p>
          </table:table-cell>
          <table:table-cell office:value-type="float" office:value="23710669" calcext:value-type="float">
            <text:p>23710669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.77211" calcext:value-type="float">
            <text:p>44,77211</text:p>
          </table:table-cell>
          <table:table-cell office:value-type="float" office:value="-0.63498" calcext:value-type="float">
            <text:p>-0,634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46109" calcext:value-type="float">
            <text:p>42846109</text:p>
          </table:table-cell>
          <table:table-cell office:value-type="float" office:value="184426007" calcext:value-type="float">
            <text:p>184426007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6276" calcext:value-type="float">
            <text:p>44,86276</text:p>
          </table:table-cell>
          <table:table-cell office:value-type="float" office:value="-0.62871" calcext:value-type="float">
            <text:p>-0,6287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08251" calcext:value-type="float">
            <text:p>43008251</text:p>
          </table:table-cell>
          <table:table-cell office:value-type="float" office:value="16712052" calcext:value-type="float">
            <text:p>16712052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035" calcext:value-type="float">
            <text:p>44,76035</text:p>
          </table:table-cell>
          <table:table-cell office:value-type="float" office:value="-0.60586" calcext:value-type="float">
            <text:p>-0,6058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43409504" calcext:value-type="float">
            <text:p>43409504</text:p>
          </table:table-cell>
          <table:table-cell office:value-type="float" office:value="68350052" calcext:value-type="float">
            <text:p>68350052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1344" calcext:value-type="float">
            <text:p>44,91344</text:p>
          </table:table-cell>
          <table:table-cell office:value-type="float" office:value="-0.72464" calcext:value-type="float">
            <text:p>-0,724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03577" calcext:value-type="float">
            <text:p>43503577</text:p>
          </table:table-cell>
          <table:table-cell office:value-type="float" office:value="8681471" calcext:value-type="float">
            <text:p>868147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9455" calcext:value-type="float">
            <text:p>44,79455</text:p>
          </table:table-cell>
          <table:table-cell office:value-type="float" office:value="-0.69263" calcext:value-type="float">
            <text:p>-0,692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3711066" calcext:value-type="float">
            <text:p>43711066</text:p>
          </table:table-cell>
          <table:table-cell office:value-type="float" office:value="12258066" calcext:value-type="float">
            <text:p>12258066</text:p>
          </table:table-cell>
          <table:table-cell table:number-columns-repeated="2"/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0245" calcext:value-type="float">
            <text:p>44,90245</text:p>
          </table:table-cell>
          <table:table-cell office:value-type="float" office:value="-0.72394" calcext:value-type="float">
            <text:p>-0,723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43760776" calcext:value-type="float">
            <text:p>43760776</text:p>
          </table:table-cell>
          <table:table-cell office:value-type="float" office:value="349589664" calcext:value-type="float">
            <text:p>349589664</text:p>
          </table:table-cell>
          <table:table-cell table:number-columns-repeated="2"/>
          <table:table-cell office:value-type="string" calcext:value-type="string">
            <text:p>8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7953" calcext:value-type="float">
            <text:p>44,87953</text:p>
          </table:table-cell>
          <table:table-cell office:value-type="float" office:value="-0.62901" calcext:value-type="float">
            <text:p>-0,629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39443" calcext:value-type="float">
            <text:p>43939443</text:p>
          </table:table-cell>
          <table:table-cell office:value-type="float" office:value="351833959" calcext:value-type="float">
            <text:p>351833959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3947" calcext:value-type="float">
            <text:p>44,83947</text:p>
          </table:table-cell>
          <table:table-cell office:value-type="float" office:value="-0.5868" calcext:value-type="float">
            <text:p>-0,586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43980485" calcext:value-type="float">
            <text:p>43980485</text:p>
          </table:table-cell>
          <table:table-cell office:value-type="float" office:value="25337332" calcext:value-type="float">
            <text:p>25337332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005" calcext:value-type="float">
            <text:p>44,89005</text:p>
          </table:table-cell>
          <table:table-cell office:value-type="float" office:value="-0.64522" calcext:value-type="float">
            <text:p>-0,645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4410009" calcext:value-type="float">
            <text:p>44410009</text:p>
          </table:table-cell>
          <table:table-cell office:value-type="float" office:value="358538218" calcext:value-type="float">
            <text:p>358538218</text:p>
          </table:table-cell>
          <table:table-cell table:number-columns-repeated="2"/>
          <table:table-cell table:style-name="Default"/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0551" calcext:value-type="float">
            <text:p>44,90551</text:p>
          </table:table-cell>
          <table:table-cell office:value-type="float" office:value="-0.5138" calcext:value-type="float">
            <text:p>-0,513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44828454" calcext:value-type="float">
            <text:p>44828454</text:p>
          </table:table-cell>
          <table:table-cell office:value-type="float" office:value="21627300" calcext:value-type="float">
            <text:p>21627300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0264" calcext:value-type="float">
            <text:p>44,90264</text:p>
          </table:table-cell>
          <table:table-cell office:value-type="float" office:value="-0.72877" calcext:value-type="float">
            <text:p>-0,728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81582" calcext:value-type="float">
            <text:p>47281582</text:p>
          </table:table-cell>
          <table:table-cell office:value-type="float" office:value="102447301" calcext:value-type="float">
            <text:p>10244730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0416" calcext:value-type="float">
            <text:p>44,80416</text:p>
          </table:table-cell>
          <table:table-cell office:value-type="float" office:value="-0.55561" calcext:value-type="float">
            <text:p>-0,555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66263" calcext:value-type="float">
            <text:p>48266263</text:p>
          </table:table-cell>
          <table:table-cell office:value-type="float" office:value="75575037" calcext:value-type="float">
            <text:p>75575037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565" calcext:value-type="float">
            <text:p>44,82565</text:p>
          </table:table-cell>
          <table:table-cell office:value-type="float" office:value="-0.47601" calcext:value-type="float">
            <text:p>-0,476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40197" calcext:value-type="float">
            <text:p>48640197</text:p>
          </table:table-cell>
          <table:table-cell office:value-type="float" office:value="313842700" calcext:value-type="float">
            <text:p>313842700</text:p>
          </table:table-cell>
          <table:table-cell table:number-columns-repeated="2"/>
          <table:table-cell office:value-type="string" calcext:value-type="string">
            <text:p>7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7005" calcext:value-type="float">
            <text:p>44,87005</text:p>
          </table:table-cell>
          <table:table-cell office:value-type="float" office:value="-0.63355" calcext:value-type="float">
            <text:p>-0,633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10661" calcext:value-type="float">
            <text:p>49110661</text:p>
          </table:table-cell>
          <table:table-cell office:value-type="float" office:value="396058320" calcext:value-type="float">
            <text:p>396058320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6124" calcext:value-type="float">
            <text:p>44,86124</text:p>
          </table:table-cell>
          <table:table-cell office:value-type="float" office:value="-0.61524" calcext:value-type="float">
            <text:p>-0,6152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23655" calcext:value-type="float">
            <text:p>49223655</text:p>
          </table:table-cell>
          <table:table-cell office:value-type="float" office:value="397066706" calcext:value-type="float">
            <text:p>397066706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001" calcext:value-type="float">
            <text:p>44,85001</text:p>
          </table:table-cell>
          <table:table-cell office:value-type="float" office:value="-0.62082" calcext:value-type="float">
            <text:p>-0,6208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10896" calcext:value-type="float">
            <text:p>49410896</text:p>
          </table:table-cell>
          <table:table-cell office:value-type="float" office:value="398532759" calcext:value-type="float">
            <text:p>398532759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619" calcext:value-type="float">
            <text:p>44,82619</text:p>
          </table:table-cell>
          <table:table-cell office:value-type="float" office:value="-0.49038" calcext:value-type="float">
            <text:p>-0,490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79407" calcext:value-type="float">
            <text:p>49479407</text:p>
          </table:table-cell>
          <table:table-cell office:value-type="float" office:value="65017344" calcext:value-type="float">
            <text:p>65017344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90819" calcext:value-type="float">
            <text:p>44,90819</text:p>
          </table:table-cell>
          <table:table-cell office:value-type="float" office:value="-0.67032" calcext:value-type="float">
            <text:p>-0,670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25921" calcext:value-type="float">
            <text:p>49525921</text:p>
          </table:table-cell>
          <table:table-cell office:value-type="float" office:value="112514366" calcext:value-type="float">
            <text:p>112514366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0677" calcext:value-type="float">
            <text:p>44,90677</text:p>
          </table:table-cell>
          <table:table-cell office:value-type="float" office:value="-0.67849" calcext:value-type="float">
            <text:p>-0,678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41958" calcext:value-type="float">
            <text:p>49641958</text:p>
          </table:table-cell>
          <table:table-cell office:value-type="float" office:value="3555926" calcext:value-type="float">
            <text:p>3555926</text:p>
          </table:table-cell>
          <table:table-cell table:number-columns-repeated="2"/>
          <table:table-cell office:value-type="string" calcext:value-type="string">
            <text:p>6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096" calcext:value-type="float">
            <text:p>44,8096</text:p>
          </table:table-cell>
          <table:table-cell office:value-type="float" office:value="-0.55684" calcext:value-type="float">
            <text:p>-0,556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46980" calcext:value-type="float">
            <text:p>49646980</text:p>
          </table:table-cell>
          <table:table-cell office:value-type="float" office:value="400425621" calcext:value-type="float">
            <text:p>400425621</text:p>
          </table:table-cell>
          <table:table-cell table:number-columns-repeated="2"/>
          <table:table-cell office:value-type="string" calcext:value-type="string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2377" calcext:value-type="float">
            <text:p>44,92377</text:p>
          </table:table-cell>
          <table:table-cell office:value-type="float" office:value="-0.4672" calcext:value-type="float">
            <text:p>-0,46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49697922" calcext:value-type="float">
            <text:p>49697922</text:p>
          </table:table-cell>
          <table:table-cell office:value-type="float" office:value="400836179" calcext:value-type="float">
            <text:p>400836179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681" calcext:value-type="float">
            <text:p>44,82681</text:p>
          </table:table-cell>
          <table:table-cell office:value-type="float" office:value="-0.53607" calcext:value-type="float">
            <text:p>-0,536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41565" calcext:value-type="float">
            <text:p>49741565</text:p>
          </table:table-cell>
          <table:table-cell office:value-type="float" office:value="400290983" calcext:value-type="float">
            <text:p>400290983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749" calcext:value-type="float">
            <text:p>44,82749</text:p>
          </table:table-cell>
          <table:table-cell office:value-type="float" office:value="-0.52588" calcext:value-type="float">
            <text:p>-0,525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49802069" calcext:value-type="float">
            <text:p>49802069</text:p>
          </table:table-cell>
          <table:table-cell office:value-type="float" office:value="22085826" calcext:value-type="float">
            <text:p>22085826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078" calcext:value-type="float">
            <text:p>44,85078</text:p>
          </table:table-cell>
          <table:table-cell office:value-type="float" office:value="-0.7828" calcext:value-type="float">
            <text:p>-0,78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18824" calcext:value-type="float">
            <text:p>49818824</text:p>
          </table:table-cell>
          <table:table-cell office:value-type="float" office:value="17662362" calcext:value-type="float">
            <text:p>17662362</text:p>
          </table:table-cell>
          <table:table-cell office:value-type="string" calcext:value-type="string">
            <text:p>a few days or mor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1028" calcext:value-type="float">
            <text:p>44,91028</text:p>
          </table:table-cell>
          <table:table-cell office:value-type="float" office:value="-0.68384" calcext:value-type="float">
            <text:p>-0,68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19999" calcext:value-type="float">
            <text:p>49919999</text:p>
          </table:table-cell>
          <table:table-cell office:value-type="float" office:value="60590780" calcext:value-type="float">
            <text:p>60590780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374" calcext:value-type="float">
            <text:p>44,8374</text:p>
          </table:table-cell>
          <table:table-cell office:value-type="float" office:value="-0.7695" calcext:value-type="float">
            <text:p>-0,769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42720" calcext:value-type="float">
            <text:p>50142720</text:p>
          </table:table-cell>
          <table:table-cell office:value-type="float" office:value="113697401" calcext:value-type="float">
            <text:p>113697401</text:p>
          </table:table-cell>
          <table:table-cell table:number-columns-repeated="2"/>
          <table:table-cell office:value-type="string" calcext:value-type="string">
            <text:p>6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9063" calcext:value-type="float">
            <text:p>44,79063</text:p>
          </table:table-cell>
          <table:table-cell office:value-type="float" office:value="-0.69255" calcext:value-type="float">
            <text:p>-0,692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48235" calcext:value-type="float">
            <text:p>50148235</text:p>
          </table:table-cell>
          <table:table-cell office:value-type="float" office:value="8887579" calcext:value-type="float">
            <text:p>8887579</text:p>
          </table:table-cell>
          <table:table-cell table:number-columns-repeated="2"/>
          <table:table-cell office:value-type="string" calcext:value-type="string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6277" calcext:value-type="float">
            <text:p>44,86277</text:p>
          </table:table-cell>
          <table:table-cell office:value-type="float" office:value="-0.59071" calcext:value-type="float">
            <text:p>-0,590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66307" calcext:value-type="float">
            <text:p>50166307</text:p>
          </table:table-cell>
          <table:table-cell office:value-type="float" office:value="404868777" calcext:value-type="float">
            <text:p>404868777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7482" calcext:value-type="float">
            <text:p>44,87482</text:p>
          </table:table-cell>
          <table:table-cell office:value-type="float" office:value="-0.70231" calcext:value-type="float">
            <text:p>-0,702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71684" calcext:value-type="float">
            <text:p>50171684</text:p>
          </table:table-cell>
          <table:table-cell office:value-type="float" office:value="158572902" calcext:value-type="float">
            <text:p>158572902</text:p>
          </table:table-cell>
          <table:table-cell table:number-columns-repeated="2"/>
          <table:table-cell office:value-type="string" calcext:value-type="string">
            <text:p>7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168" calcext:value-type="float">
            <text:p>44,82168</text:p>
          </table:table-cell>
          <table:table-cell office:value-type="float" office:value="-0.64973" calcext:value-type="float">
            <text:p>-0,649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35991" calcext:value-type="float">
            <text:p>50235991</text:p>
          </table:table-cell>
          <table:table-cell office:value-type="float" office:value="261005549" calcext:value-type="float">
            <text:p>261005549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0059" calcext:value-type="float">
            <text:p>44,90059</text:p>
          </table:table-cell>
          <table:table-cell office:value-type="float" office:value="-0.69799" calcext:value-type="float">
            <text:p>-0,697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36905" calcext:value-type="float">
            <text:p>50236905</text:p>
          </table:table-cell>
          <table:table-cell office:value-type="float" office:value="344427955" calcext:value-type="float">
            <text:p>344427955</text:p>
          </table:table-cell>
          <table:table-cell office:value-type="string" calcext:value-type="string">
            <text:p>a few days or mor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4157" calcext:value-type="float">
            <text:p>44,84157</text:p>
          </table:table-cell>
          <table:table-cell office:value-type="float" office:value="-0.75516" calcext:value-type="float">
            <text:p>-0,755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16697" calcext:value-type="float">
            <text:p>50316697</text:p>
          </table:table-cell>
          <table:table-cell office:value-type="float" office:value="35059909" calcext:value-type="float">
            <text:p>35059909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198" calcext:value-type="float">
            <text:p>44,76198</text:p>
          </table:table-cell>
          <table:table-cell office:value-type="float" office:value="-0.54961" calcext:value-type="float">
            <text:p>-0,549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34484" calcext:value-type="float">
            <text:p>50334484</text:p>
          </table:table-cell>
          <table:table-cell office:value-type="float" office:value="273256908" calcext:value-type="float">
            <text:p>273256908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93632" calcext:value-type="float">
            <text:p>44,93632</text:p>
          </table:table-cell>
          <table:table-cell office:value-type="float" office:value="-0.50509" calcext:value-type="float">
            <text:p>-0,505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83981" calcext:value-type="float">
            <text:p>50383981</text:p>
          </table:table-cell>
          <table:table-cell office:value-type="float" office:value="63764904" calcext:value-type="float">
            <text:p>63764904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60981" calcext:value-type="float">
            <text:p>44,860981</text:p>
          </table:table-cell>
          <table:table-cell office:value-type="float" office:value="-0.621426" calcext:value-type="float">
            <text:p>-0,6214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87720" calcext:value-type="float">
            <text:p>50387720</text:p>
          </table:table-cell>
          <table:table-cell office:value-type="float" office:value="399976431" calcext:value-type="float">
            <text:p>39997643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7146" calcext:value-type="float">
            <text:p>44,87146</text:p>
          </table:table-cell>
          <table:table-cell office:value-type="float" office:value="-0.579594" calcext:value-type="float">
            <text:p>-0,5795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50387827" calcext:value-type="float">
            <text:p>50387827</text:p>
          </table:table-cell>
          <table:table-cell office:value-type="float" office:value="218093691" calcext:value-type="float">
            <text:p>218093691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5623" calcext:value-type="float">
            <text:p>44,85623</text:p>
          </table:table-cell>
          <table:table-cell office:value-type="float" office:value="-0.60649" calcext:value-type="float">
            <text:p>-0,606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87928" calcext:value-type="float">
            <text:p>50387928</text:p>
          </table:table-cell>
          <table:table-cell office:value-type="float" office:value="70463539" calcext:value-type="float">
            <text:p>70463539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7738" calcext:value-type="float">
            <text:p>44,87738</text:p>
          </table:table-cell>
          <table:table-cell office:value-type="float" office:value="-0.59088" calcext:value-type="float">
            <text:p>-0,59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19669" calcext:value-type="float">
            <text:p>50419669</text:p>
          </table:table-cell>
          <table:table-cell office:value-type="float" office:value="127741156" calcext:value-type="float">
            <text:p>127741156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355" calcext:value-type="float">
            <text:p>44,76355</text:p>
          </table:table-cell>
          <table:table-cell office:value-type="float" office:value="-0.62654" calcext:value-type="float">
            <text:p>-0,626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02058" calcext:value-type="float">
            <text:p>50502058</text:p>
          </table:table-cell>
          <table:table-cell office:value-type="float" office:value="160964636" calcext:value-type="float">
            <text:p>160964636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3651" calcext:value-type="float">
            <text:p>44,83651</text:p>
          </table:table-cell>
          <table:table-cell office:value-type="float" office:value="-0.60071" calcext:value-type="float">
            <text:p>-0,600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45342" calcext:value-type="float">
            <text:p>50545342</text:p>
          </table:table-cell>
          <table:table-cell office:value-type="float" office:value="95699870" calcext:value-type="float">
            <text:p>95699870</text:p>
          </table:table-cell>
          <table:table-cell office:value-type="string" calcext:value-type="string">
            <text:p>a few days or mor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731" calcext:value-type="float">
            <text:p>44,7731</text:p>
          </table:table-cell>
          <table:table-cell office:value-type="float" office:value="-0.72428" calcext:value-type="float">
            <text:p>-0,724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48552" calcext:value-type="float">
            <text:p>50648552</text:p>
          </table:table-cell>
          <table:table-cell office:value-type="float" office:value="66458631" calcext:value-type="float">
            <text:p>6645863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5948" calcext:value-type="float">
            <text:p>44,85948</text:p>
          </table:table-cell>
          <table:table-cell office:value-type="float" office:value="-0.49054" calcext:value-type="float">
            <text:p>-0,4905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76237" calcext:value-type="float">
            <text:p>50676237</text:p>
          </table:table-cell>
          <table:table-cell office:value-type="float" office:value="329578831" calcext:value-type="float">
            <text:p>329578831</text:p>
          </table:table-cell>
          <table:table-cell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0252" calcext:value-type="float">
            <text:p>44,80252</text:p>
          </table:table-cell>
          <table:table-cell office:value-type="float" office:value="-0.67946" calcext:value-type="float">
            <text:p>-0,679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03811" calcext:value-type="float">
            <text:p>50703811</text:p>
          </table:table-cell>
          <table:table-cell office:value-type="float" office:value="196342804" calcext:value-type="float">
            <text:p>196342804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2009" calcext:value-type="float">
            <text:p>44,82009</text:p>
          </table:table-cell>
          <table:table-cell office:value-type="float" office:value="-0.67694" calcext:value-type="float">
            <text:p>-0,676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93079" calcext:value-type="float">
            <text:p>50793079</text:p>
          </table:table-cell>
          <table:table-cell office:value-type="float" office:value="410509239" calcext:value-type="float">
            <text:p>410509239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4914" calcext:value-type="float">
            <text:p>44,94914</text:p>
          </table:table-cell>
          <table:table-cell office:value-type="float" office:value="-0.61261" calcext:value-type="float">
            <text:p>-0,6126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50884621" calcext:value-type="float">
            <text:p>50884621</text:p>
          </table:table-cell>
          <table:table-cell office:value-type="float" office:value="390499779" calcext:value-type="float">
            <text:p>390499779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517" calcext:value-type="float">
            <text:p>44,8517</text:p>
          </table:table-cell>
          <table:table-cell office:value-type="float" office:value="-0.57863" calcext:value-type="float">
            <text:p>-0,578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07553" calcext:value-type="float">
            <text:p>50907553</text:p>
          </table:table-cell>
          <table:table-cell office:value-type="float" office:value="13879875" calcext:value-type="float">
            <text:p>13879875</text:p>
          </table:table-cell>
          <table:table-cell table:number-columns-repeated="2"/>
          <table:table-cell table:style-name="Default"/>
          <table:table-cell office:value-type="string" calcext:value-type="string">
            <text:p>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4.8767" calcext:value-type="float">
            <text:p>44,8767</text:p>
          </table:table-cell>
          <table:table-cell office:value-type="float" office:value="-0.53152" calcext:value-type="float">
            <text:p>-0,5315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57" calcext:value-type="float">
            <text:p>10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30218" calcext:value-type="float">
            <text:p>51030218</text:p>
          </table:table-cell>
          <table:table-cell office:value-type="float" office:value="412857864" calcext:value-type="float">
            <text:p>412857864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5295" calcext:value-type="float">
            <text:p>44,85295</text:p>
          </table:table-cell>
          <table:table-cell office:value-type="float" office:value="-0.62898" calcext:value-type="float">
            <text:p>-0,628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39464" calcext:value-type="float">
            <text:p>51039464</text:p>
          </table:table-cell>
          <table:table-cell office:value-type="float" office:value="92227759" calcext:value-type="float">
            <text:p>92227759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6104" calcext:value-type="float">
            <text:p>44,86104</text:p>
          </table:table-cell>
          <table:table-cell office:value-type="float" office:value="-0.50586" calcext:value-type="float">
            <text:p>-0,505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67785" calcext:value-type="float">
            <text:p>51067785</text:p>
          </table:table-cell>
          <table:table-cell office:value-type="float" office:value="32075575" calcext:value-type="float">
            <text:p>32075575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899" calcext:value-type="float">
            <text:p>44,8899</text:p>
          </table:table-cell>
          <table:table-cell office:value-type="float" office:value="-0.6528" calcext:value-type="float">
            <text:p>-0,65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76295" calcext:value-type="float">
            <text:p>51076295</text:p>
          </table:table-cell>
          <table:table-cell office:value-type="float" office:value="37314741" calcext:value-type="float">
            <text:p>37314741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.872715" calcext:value-type="float">
            <text:p>44,872715</text:p>
          </table:table-cell>
          <table:table-cell office:value-type="float" office:value="-0.615356" calcext:value-type="float">
            <text:p>-0,61535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41987" calcext:value-type="float">
            <text:p>51241987</text:p>
          </table:table-cell>
          <table:table-cell office:value-type="float" office:value="72897292" calcext:value-type="float">
            <text:p>72897292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8858" calcext:value-type="float">
            <text:p>44,88858</text:p>
          </table:table-cell>
          <table:table-cell office:value-type="float" office:value="-0.6273" calcext:value-type="float">
            <text:p>-0,62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61204" calcext:value-type="float">
            <text:p>51261204</text:p>
          </table:table-cell>
          <table:table-cell office:value-type="float" office:value="119746520" calcext:value-type="float">
            <text:p>119746520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95332" calcext:value-type="float">
            <text:p>44,95332</text:p>
          </table:table-cell>
          <table:table-cell office:value-type="float" office:value="-0.6008" calcext:value-type="float">
            <text:p>-0,600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28148" calcext:value-type="float">
            <text:p>51428148</text:p>
          </table:table-cell>
          <table:table-cell office:value-type="float" office:value="277000324" calcext:value-type="float">
            <text:p>277000324</text:p>
          </table:table-cell>
          <table:table-cell office:value-type="string" calcext:value-type="string">
            <text:p>a few days or mor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838" calcext:value-type="float">
            <text:p>44,89838</text:p>
          </table:table-cell>
          <table:table-cell office:value-type="float" office:value="-0.73232" calcext:value-type="float">
            <text:p>-0,732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58069" calcext:value-type="float">
            <text:p>51458069</text:p>
          </table:table-cell>
          <table:table-cell office:value-type="float" office:value="416113743" calcext:value-type="float">
            <text:p>416113743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477" calcext:value-type="float">
            <text:p>44,8477</text:p>
          </table:table-cell>
          <table:table-cell office:value-type="float" office:value="-0.77594" calcext:value-type="float">
            <text:p>-0,775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58827" calcext:value-type="float">
            <text:p>51458827</text:p>
          </table:table-cell>
          <table:table-cell office:value-type="float" office:value="19942839" calcext:value-type="float">
            <text:p>19942839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1725" calcext:value-type="float">
            <text:p>44,81725</text:p>
          </table:table-cell>
          <table:table-cell office:value-type="float" office:value="-0.54141" calcext:value-type="float">
            <text:p>-0,541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78490" calcext:value-type="float">
            <text:p>51478490</text:p>
          </table:table-cell>
          <table:table-cell office:value-type="float" office:value="12428604" calcext:value-type="float">
            <text:p>12428604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78041" calcext:value-type="float">
            <text:p>44,78041</text:p>
          </table:table-cell>
          <table:table-cell office:value-type="float" office:value="-0.60973" calcext:value-type="float">
            <text:p>-0,609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15893" calcext:value-type="float">
            <text:p>51515893</text:p>
          </table:table-cell>
          <table:table-cell office:value-type="float" office:value="4286716" calcext:value-type="float">
            <text:p>4286716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82357" calcext:value-type="float">
            <text:p>44,82357</text:p>
          </table:table-cell>
          <table:table-cell office:value-type="float" office:value="-0.56513" calcext:value-type="float">
            <text:p>-0,565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97348" calcext:value-type="float">
            <text:p>52197348</text:p>
          </table:table-cell>
          <table:table-cell office:value-type="float" office:value="422535083" calcext:value-type="float">
            <text:p>422535083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5867" calcext:value-type="float">
            <text:p>44,85867</text:p>
          </table:table-cell>
          <table:table-cell office:value-type="float" office:value="-0.53229" calcext:value-type="float">
            <text:p>-0,532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55113" calcext:value-type="float">
            <text:p>52655113</text:p>
          </table:table-cell>
          <table:table-cell office:value-type="float" office:value="63330022" calcext:value-type="float">
            <text:p>63330022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0106" calcext:value-type="float">
            <text:p>44,90106</text:p>
          </table:table-cell>
          <table:table-cell office:value-type="float" office:value="-0.72991" calcext:value-type="float">
            <text:p>-0,729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09062" calcext:value-type="float">
            <text:p>53009062</text:p>
          </table:table-cell>
          <table:table-cell office:value-type="float" office:value="429132555" calcext:value-type="float">
            <text:p>429132555</text:p>
          </table:table-cell>
          <table:table-cell office:value-type="string" calcext:value-type="string">
            <text:p>within a day</text:p>
          </table:table-cell>
          <table:table-cell table:style-name="ce1" office:value-type="string" calcext:value-type="string">
            <text:p>75</text:p>
          </table:table-cell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507" calcext:value-type="float">
            <text:p>44,89507</text:p>
          </table:table-cell>
          <table:table-cell office:value-type="float" office:value="-0.5203" calcext:value-type="float">
            <text:p>-0,52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89877" calcext:value-type="float">
            <text:p>53089877</text:p>
          </table:table-cell>
          <table:table-cell office:value-type="float" office:value="385489285" calcext:value-type="float">
            <text:p>385489285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323087395374" calcext:value-type="float">
            <text:p>44,8323087395374</text:p>
          </table:table-cell>
          <table:table-cell office:value-type="float" office:value="-0.589910755497452" calcext:value-type="float">
            <text:p>-0,5899107554974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55337" calcext:value-type="float">
            <text:p>53255337</text:p>
          </table:table-cell>
          <table:table-cell office:value-type="float" office:value="102746097" calcext:value-type="float">
            <text:p>102746097</text:p>
          </table:table-cell>
          <table:table-cell office:value-type="string" calcext:value-type="string">
            <text:p>within a few hours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039" calcext:value-type="float">
            <text:p>44,9039</text:p>
          </table:table-cell>
          <table:table-cell office:value-type="float" office:value="-0.6171" calcext:value-type="float">
            <text:p>-0,61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90767" calcext:value-type="float">
            <text:p>53290767</text:p>
          </table:table-cell>
          <table:table-cell office:value-type="float" office:value="8275869" calcext:value-type="float">
            <text:p>8275869</text:p>
          </table:table-cell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1008" calcext:value-type="float">
            <text:p>44,81008</text:p>
          </table:table-cell>
          <table:table-cell office:value-type="float" office:value="-0.64777" calcext:value-type="float">
            <text:p>-0,647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92436" calcext:value-type="float">
            <text:p>53292436</text:p>
          </table:table-cell>
          <table:table-cell office:value-type="float" office:value="1520808" calcext:value-type="float">
            <text:p>1520808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2252" calcext:value-type="float">
            <text:p>44,92252</text:p>
          </table:table-cell>
          <table:table-cell office:value-type="float" office:value="-0.50438" calcext:value-type="float">
            <text:p>-0,504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48779" calcext:value-type="float">
            <text:p>53348779</text:p>
          </table:table-cell>
          <table:table-cell office:value-type="float" office:value="42024505" calcext:value-type="float">
            <text:p>42024505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9335" calcext:value-type="float">
            <text:p>44,79335</text:p>
          </table:table-cell>
          <table:table-cell office:value-type="float" office:value="-0.69572" calcext:value-type="float">
            <text:p>-0,695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84614" calcext:value-type="float">
            <text:p>53384614</text:p>
          </table:table-cell>
          <table:table-cell office:value-type="float" office:value="422535083" calcext:value-type="float">
            <text:p>422535083</text:p>
          </table:table-cell>
          <table:table-cell office:value-type="string" calcext:value-type="string">
            <text:p>within an hour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613" calcext:value-type="float">
            <text:p>44,8613</text:p>
          </table:table-cell>
          <table:table-cell office:value-type="float" office:value="-0.53269" calcext:value-type="float">
            <text:p>-0,53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8T11:09:18.604881433</dc:date>
    <meta:editing-duration>PT4M10S</meta:editing-duration>
    <meta:editing-cycles>1</meta:editing-cycles>
    <meta:document-statistic meta:table-count="1" meta:cell-count="2122" meta:object-count="0"/>
    <meta:generator>LibreOffice/6.4.7.2$Linux_X86_64 LibreOffice_project/40$Build-2</meta:generator>
  </office:meta>
</office:document-meta>
</file>